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5.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able_20_Contents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50 down vote </text:p>
          </table:table-cell>
          <table:table-cell table:style-name="Table1.A1" office:value-type="string">
            <text:p text:style-name="P2">Setting up <text:span text:style-name="Source_20_Text">**__GXX_EXPERIMENTAL_CXX0X__**</text:span> does not help in my case (Jul 2014, Eclipse Kepler 20130919, Ubuntu 12.04).</text:p>
            <text:p text:style-name="P2">To fix C++11 syntax highlighting go to:</text:p>
            <text:p text:style-name="P2"><text:span text:style-name="Strong_20_Emphasis">Project Properties --&gt; C/C++ General --&gt; Paths and Symbols --&gt; Symbols --&gt; GNU C++</text:span></text:p>
            <text:p text:style-name="P2">and overwrite the symbol (i.e. add new symbol):</text:p>
            <text:p text:style-name="P1"><text:span text:style-name="Source_20_Text">__cplusplus</text:span></text:p>
            <text:p text:style-name="P2">with value</text:p>
            <text:p text:style-name="P1"><text:span text:style-name="Source_20_Text">201103L</text:span></text:p>
            <text:p text:style-name="P2">Make sure that indexer is enabled in Project settings (<text:span text:style-name="Strong_20_Emphasis">C/C++ general --&gt; Indexer</text:span>)</text:p>
            <text:p text:style-name="P2">Then reindex (<text:span text:style-name="Strong_20_Emphasis">Project --&gt; C/C++ Index --&gt; Rebuild</text:span>)</text:p>
            <text:p text:style-name="P2">if the problem still persist reindex once again. It should work now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2:56:42.212518610</meta:creation-date>
    <dc:date>2016-05-13T12:57:16.810020709</dc:date>
    <meta:editing-duration>P0D</meta:editing-duration>
    <meta:editing-cycles>1</meta:editing-cycles>
    <meta:document-statistic meta:table-count="1" meta:image-count="0" meta:object-count="0" meta:page-count="1" meta:paragraph-count="11" meta:word-count="92" meta:character-count="525" meta:non-whitespace-character-count="450"/>
    <meta:generator>LibreOffice/4.2.8.2$Linux_X86_64 LibreOffice_project/420m0$Build-2</meta:generator>
  </office:meta>
</office:document-meta>
</file>